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5pt solid #000000"/>
    </style:style>
    <style:style style:name="Tabela2.A2"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fo:line-height="115%"/>
    </style:style>
    <style:style style:name="P2"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4" style:family="paragraph" style:parent-style-name="Standard">
      <style:paragraph-properties fo:line-height="100%">
        <style:tab-stops>
          <style:tab-stop style:position="7.5cm" style:type="center"/>
          <style:tab-stop style:position="15cm" style:type="right"/>
        </style:tab-stops>
      </style:paragraph-properties>
    </style:style>
    <style:style style:name="P5" style:family="paragraph" style:parent-style-name="Standard">
      <style:paragraph-properties fo:line-height="150%"/>
      <style:text-properties fo:color="#000000" style:font-name="Arial" fo:font-size="16pt" style:font-size-asian="16pt" style:font-size-complex="16pt"/>
    </style:style>
    <style:style style:name="P6"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7" style:family="paragraph" style:parent-style-name="Standard">
      <style:paragraph-properties fo:line-height="150%"/>
      <style:text-properties fo:color="#000000" style:font-name="Arial" fo:font-size="20pt" style:font-size-asian="20pt" style:font-size-complex="20pt"/>
    </style:style>
    <style:style style:name="P8" style:family="paragraph" style:parent-style-name="Standard">
      <style:paragraph-properties fo:line-height="150%"/>
      <style:text-properties fo:color="#000000" style:font-name="Arial" fo:font-size="28pt" style:font-size-asian="28pt" style:font-size-complex="28pt"/>
    </style:style>
    <style:style style:name="P9" style:family="paragraph" style:parent-style-name="Standard">
      <style:paragraph-properties fo:line-height="150%"/>
      <style:text-properties fo:color="#000000" style:font-name="Arial"/>
    </style:style>
    <style:style style:name="P10" style:family="paragraph" style:parent-style-name="Standard">
      <style:paragraph-properties fo:line-height="150%"/>
    </style:style>
    <style:style style:name="P11" style:family="paragraph" style:parent-style-name="Standard">
      <style:paragraph-properties fo:margin-top="0cm" fo:margin-bottom="0cm" fo:line-height="150%"/>
      <style:text-properties fo:color="#000000" style:font-name="Arial"/>
    </style:style>
    <style:style style:name="P12" style:family="paragraph" style:parent-style-name="Standard">
      <style:paragraph-properties fo:margin-top="0cm" fo:margin-bottom="0cm" fo:line-height="150%" fo:text-align="center" style:justify-single-word="false"/>
      <style:text-properties fo:color="#000000" style:font-name="Arial"/>
    </style:style>
    <style:style style:name="P13" style:family="paragraph" style:parent-style-name="Standard">
      <style:paragraph-properties fo:margin-top="0cm" fo:margin-bottom="0cm" fo:line-height="150%"/>
    </style:style>
    <style:style style:name="P14" style:family="paragraph" style:parent-style-name="Standard">
      <style:paragraph-properties fo:margin-top="0cm" fo:margin-bottom="0cm" fo:line-height="150%" fo:text-align="center" style:justify-single-word="false"/>
    </style:style>
    <style:style style:name="P15" style:family="paragraph" style:parent-style-name="Standard">
      <style:paragraph-properties fo:margin-top="0cm" fo:margin-bottom="0.37cm" fo:line-height="150%" fo:text-align="justify" style:justify-single-word="false"/>
    </style:style>
    <style:style style:name="P16" style:family="paragraph" style:parent-style-name="Standard">
      <style:paragraph-properties fo:margin-left="0cm" fo:margin-right="0cm" fo:margin-top="0cm" fo:margin-bottom="0.37cm" fo:line-height="150%" fo:text-align="justify" style:justify-single-word="false" fo:text-indent="1.249cm" style:auto-text-indent="false"/>
    </style:style>
    <style:style style:name="P17" style:family="paragraph" style:parent-style-name="Heading_20_1">
      <style:paragraph-properties fo:line-height="150%"/>
    </style:style>
    <style:style style:name="P18" style:family="paragraph" style:parent-style-name="Heading_20_2">
      <style:paragraph-properties fo:line-height="150%"/>
    </style:style>
    <style:style style:name="P19" style:family="paragraph" style:parent-style-name="Heading_20_3">
      <style:paragraph-properties fo:line-height="150%"/>
    </style:style>
    <style:style style:name="P20" style:family="paragraph" style:parent-style-name="Header">
      <style:text-properties style:font-name="Arial" fo:font-size="11pt" fo:font-weight="normal" style:font-size-asian="11pt" style:font-weight-asian="normal" style:font-size-complex="11pt" style:font-weight-complex="normal"/>
    </style:style>
    <style:style style:name="P21" style:family="paragraph" style:parent-style-name="Contents_20_1">
      <style:paragraph-properties fo:line-height="150%">
        <style:tab-stops>
          <style:tab-stop style:position="17cm" style:type="right" style:leader-style="dotted" style:leader-text="."/>
        </style:tab-stops>
      </style:paragraph-properties>
    </style:style>
    <style:style style:name="P22" style:family="paragraph" style:parent-style-name="Contents_20_2">
      <style:paragraph-properties fo:line-height="150%">
        <style:tab-stops>
          <style:tab-stop style:position="16.648cm" style:type="right" style:leader-style="dotted" style:leader-text="."/>
        </style:tab-stops>
      </style:paragraph-properties>
    </style:style>
    <style:style style:name="P23" style:family="paragraph" style:parent-style-name="Contents_20_3">
      <style:paragraph-properties fo:line-height="150%">
        <style:tab-stops>
          <style:tab-stop style:position="16.295cm" style:type="right" style:leader-style="dotted" style:leader-text="."/>
        </style:tab-stops>
      </style:paragraph-properties>
    </style:style>
    <style:style style:name="P24" style:family="paragraph" style:parent-style-name="Contents_20_Heading">
      <style:paragraph-properties fo:line-height="150%"/>
    </style:style>
    <style:style style:name="T1" style:family="text">
      <style:text-properties fo:font-size="10pt" style:font-size-asian="10pt" style:font-size-complex="1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style:use-window-font-color="true" style:font-name="Arial" fo:font-size="28pt" style:font-size-asian="28pt" style:font-name-complex="Arial" style:font-size-complex="28pt"/>
    </style:style>
    <style:style style:name="T6" style:family="text">
      <style:text-properties style:use-window-font-color="true" fo:font-size="28pt" style:font-size-asian="28pt" style:font-name-complex="Arial" style:font-size-complex="28pt"/>
    </style:style>
    <style:style style:name="T7" style:family="text">
      <style:text-properties style:use-window-font-color="true" style:font-name="Arial" fo:font-size="28pt" style:font-size-asian="28pt" style:font-name-complex="Arial" style:font-size-complex="28pt"/>
    </style:style>
    <style:style style:name="T8" style:family="text">
      <style:text-properties fo:color="#000000" fo:font-weight="bold" style:font-weight-asian="bold" style:font-weight-complex="bold"/>
    </style:style>
    <style:style style:name="T9" style:family="text">
      <style:text-properties fo:color="#000000" style:font-name="Arial"/>
    </style:style>
    <style:style style:name="T10" style:family="text">
      <style:text-properties fo:color="#000000" style:font-name="Arial" fo:font-weight="bold" style:font-weight-asian="bold" style:font-weight-complex="bold"/>
    </style:style>
    <style:style style:name="T11" style:family="text">
      <style:text-properties fo:color="#000000" style:font-name="Arial" fo:font-size="14pt" fo:font-weight="bold" style:font-size-asian="14pt" style:font-weight-asian="bold" style:font-size-complex="14pt" style:font-weight-complex="bold"/>
    </style:style>
    <style:style style:name="T12" style:family="text">
      <style:text-properties fo:color="#000000" style:font-name="Arial" fo:font-size="12pt" fo:font-weight="bold" style:font-size-asian="12pt" style:font-weight-asian="bold" style:font-size-complex="12pt" style:font-weight-complex="bold"/>
    </style:style>
    <style:style style:name="T13" style:family="text">
      <style:text-properties fo:color="#000000" style:font-name="Arial" fo:font-size="12pt" style:font-size-asian="12pt" style:font-size-complex="12pt"/>
    </style:style>
    <style:style style:name="T14" style:family="text">
      <style:text-properties fo:color="#000000" style:font-name="Arial" fo:font-size="28pt" style:font-size-asian="28pt" style:font-size-complex="28pt"/>
    </style:style>
    <style:style style:name="T15" style:family="text">
      <style:text-properties fo:font-weight="bold" style:font-weight-asian="bold" style:font-weight-complex="bold"/>
    </style:style>
    <style:style style:name="T16" style:family="text">
      <style:text-properties style:font-name="Arial"/>
    </style:style>
    <style:style style:name="T17" style:family="text">
      <style:text-properties style:font-name="Arial" fo:font-size="12pt" fo:font-weight="bold" style:font-size-asian="12pt" style:font-weight-asian="bold" style:font-size-complex="12pt" style:font-weight-complex="bold"/>
    </style:style>
    <style:style style:name="T18" style:family="text">
      <style:text-properties style:font-name="Arial" fo:font-size="12pt" style:font-size-asian="12pt" style:font-size-complex="12pt"/>
    </style:style>
    <style:style style:name="T19" style:family="text">
      <style:text-properties style:font-name="Arial" fo:font-size="11pt" fo:font-weight="normal" style:font-size-asian="11pt" style:font-weight-asian="normal" style:font-size-complex="11pt" style:font-weight-complex="normal"/>
    </style:style>
    <style:style style:name="T20" style:family="text">
      <style:text-properties style:font-name="Arial" fo:font-size="14pt" fo:font-weight="bold" style:font-size-asian="14pt" style:font-weight-asian="bold" style:font-size-complex="14pt" style:font-weight-complex="bold"/>
    </style:style>
    <style:style style:name="T21" style:family="text">
      <style:text-properties style:font-name="Arial" fo:font-size="28pt" style:font-size-asian="28pt" style:font-name-complex="Arial" style:font-size-complex="28pt"/>
    </style:style>
    <style:style style:name="T22" style:family="text">
      <style:text-properties style:font-name="Arial"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5"><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6"/>
      <text:p text:style-name="P6"/>
      <text:p text:style-name="P6"/>
      <text:p text:style-name="P6"/>
      <text:p text:style-name="P6"/>
      <text:p text:style-name="P10"><text:span text:style-name="Fonte_20_parág._20_padrão"><text:span text:style-name="T11"/></text:span></text:p>
      <text:p text:style-name="P10"><text:span text:style-name="Fonte_20_parág._20_padrão"><text:span text:style-name="T11">SGB_TEMPL_TemplateDocumentos</text:span></text:span><text:bookmark-start text:name="id.gjdgxs"/><text:bookmark-end text:name="id.gjdgxs"/></text:p>
      <text:p text:style-name="P10"><text:span text:style-name="Fonte_20_parág._20_padrão"><text:span text:style-name="T11">Versão 0.1</text:span></text:span></text:p>
      <text:p text:style-name="P7"/>
      <text:p text:style-name="P7"/>
      <text:p text:style-name="P7"/>
      <text:p text:style-name="P7"/>
      <text:p text:style-name="P7"/>
      <text:p text:style-name="P8"><text:soft-page-break/><text:span text:style-name="T15">Histórico de Revisões</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3"><text:span text:style-name="Fonte_20_parág._20_padrão"><text:span text:style-name="T12">Nome</text:span></text:span></text:p>
          </table:table-cell>
          <table:table-cell table:style-name="Tabela2.A1" office:value-type="string">
            <text:p text:style-name="P13"><text:span text:style-name="Fonte_20_parág._20_padrão"><text:span text:style-name="T12">Alterações</text:span></text:span></text:p>
          </table:table-cell>
          <table:table-cell table:style-name="Tabela2.A1" office:value-type="string">
            <text:p text:style-name="P13"><text:span text:style-name="Fonte_20_parág._20_padrão"><text:span text:style-name="T12">Data</text:span></text:span></text:p>
          </table:table-cell>
          <table:table-cell table:style-name="Tabela2.A1" office:value-type="string">
            <text:p text:style-name="P13"><text:span text:style-name="Fonte_20_parág._20_padrão"><text:span text:style-name="T12">Versão</text:span></text:span></text:p>
          </table:table-cell>
        </table:table-row>
        <table:table-row>
          <table:table-cell table:style-name="Tabela2.A2" office:value-type="string">
            <text:p text:style-name="P13"><text:span text:style-name="Fonte_20_parág._20_padrão"><text:span text:style-name="T13">Allan Vieira Ribeiro</text:span></text:span></text:p>
          </table:table-cell>
          <table:table-cell table:style-name="Tabela2.A2" office:value-type="string">
            <text:p text:style-name="P13"><text:span text:style-name="Fonte_20_parág._20_padrão"><text:span text:style-name="T13">Criação do Documento</text:span></text:span></text:p>
          </table:table-cell>
          <table:table-cell table:style-name="Tabela2.A2" office:value-type="string">
            <text:p text:style-name="P14"><text:span text:style-name="Fonte_20_parág._20_padrão"><text:span text:style-name="T13">22/10/2012</text:span></text:span></text:p>
          </table:table-cell>
          <table:table-cell table:style-name="Tabela2.A2" office:value-type="string">
            <text:p text:style-name="P14"><text:span text:style-name="Fonte_20_parág._20_padrão"><text:span text:style-name="T13">0.1</text:span></text:span></text:p>
          </table:table-cell>
        </table:table-row>
        <table:table-row>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2"/>
          </table:table-cell>
          <table:table-cell table:style-name="Tabela2.A2" office:value-type="string">
            <text:p text:style-name="P12"/>
          </table:table-cell>
        </table:table-row>
        <table:table-row>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2"/>
          </table:table-cell>
          <table:table-cell table:style-name="Tabela2.A2" office:value-type="string">
            <text:p text:style-name="P12"/>
          </table:table-cell>
        </table:table-row>
      </table:table>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4"><text:soft-page-break/><text:span text:style-name="T14">Sumário</text:span></text:p>
          </text:index-title>
          <text:p text:style-name="P21"><text:a xlink:type="simple" xlink:href="#__RefHeading__3196_103755458"><text:span text:style-name="T9">1 Introdução <text:tab/>4</text:span></text:a></text:p>
          <text:p text:style-name="P21"><text:a xlink:type="simple" xlink:href="#__RefHeading__3198_103755458"><text:span text:style-name="T9">2 Tópicos<text:tab/>4</text:span></text:a></text:p>
          <text:p text:style-name="P22"><text:a xlink:type="simple" xlink:href="#__RefHeading__3200_103755458"><text:span text:style-name="T9">2.1 Subtópico<text:tab/>4</text:span></text:a></text:p>
          <text:p text:style-name="P23"><text:a xlink:type="simple" xlink:href="#__RefHeading__3202_103755458"><text:span text:style-name="T9">2.1.1 Subtópico<text:tab/>4</text:span></text:a></text:p>
        </text:index-body>
      </text:table-of-content>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
      <text:h text:style-name="P17" text:outline-level="1"><text:bookmark text:name="__RefHeading__3196_103755458"/><text:bookmark-start text:name="h.30j0zll"/><text:bookmark-start text:name="_Toc338917870"/><text:soft-page-break/><text:span text:style-name="Fonte_20_parág._20_padrão"><text:span text:style-name="T10">1 Introdução</text:span></text:span><text:bookmark-end text:name="h.30j0zll"/><text:bookmark-end text:name="_Toc338917870"/><text:span text:style-name="Fonte_20_parág._20_padrão"><text:span text:style-name="T10"> </text:span></text:span><text:bookmark-end text:name="__RefHeading__3196_103755458"/></text:h>
      <text:p text:style-name="P15"><text:span text:style-name="Fonte_20_parág._20_padrão"><text:span text:style-name="T13"><text:tab/>Lorem ipsum dolor sit amet, consectetur adipiscing elit. Maecenas et faucibus nunc. Nullam cursus nulla non tortor facilisis suscipit. Aliquam lorem urna, fringilla et varius porta, interdum at arcu. Donec gravida molestie mi, vel consectetur est aliquam nec. Maecenas lacus erat, suscipit vel dignissim sed, bibendum sed nunc. Ut tristique gravida turpis, eu cursus massa porttitor et. Mauris nisi est, porta a mattis in, vestibulum in magna.</text:span></text:span></text:p>
      <text:h text:style-name="P17" text:outline-level="1"><text:bookmark text:name="__RefHeading__3198_103755458"/><text:bookmark-start text:name="h.1fob9te"/><text:bookmark-start text:name="_Toc338917871"/><text:span text:style-name="Fonte_20_parág._20_padrão"><text:span text:style-name="T10">2 Tópicos</text:span></text:span><text:bookmark-end text:name="__RefHeading__3198_103755458"/><text:bookmark-end text:name="h.1fob9te"/><text:bookmark-end text:name="_Toc338917871"/></text:h>
      <text:p text:style-name="P16"><text:span text:style-name="Fonte_20_parág._20_padrão"><text:span text:style-name="T13">Maecenas dui elit, egestas id consequat a, elementum in mauris. Cras pellentesque arcu sem, non elementum enim. Phasellus consectetur, massa eget vestibulum laoreet, orci orci commodo diam, vitae egestas orci augue vitae turpis. Nullam dictum augue velit. Nullam tempor mauris quis mauris vulputate eu lacinia erat facilisis. Vestibulum vel enim tellus. Nunc iaculis fermentum ante et molestie. Suspendisse tristique gravida nulla, in suscipit metus suscipit at. Morbi sed leo quis enim pharetra scelerisque nec a eros.</text:span></text:span></text:p>
      <text:h text:style-name="P18" text:outline-level="2"><text:bookmark text:name="__RefHeading__3200_103755458"/><text:bookmark-start text:name="h.3znysh7"/><text:bookmark-start text:name="_Toc338917872"/><text:span text:style-name="Fonte_20_parág._20_padrão"><text:span text:style-name="T10">2.1 Subtópico</text:span></text:span><text:bookmark-end text:name="__RefHeading__3200_103755458"/><text:bookmark-end text:name="h.3znysh7"/><text:bookmark-end text:name="_Toc338917872"/></text:h>
      <text:p text:style-name="P10"><text:span text:style-name="Fonte_20_parág._20_padrão"><text:span text:style-name="T13"><text:tab/>Sed ac tortor enim, porta pellentesque libero. Etiam ac aliquet ipsum. Donec sodales lectus ultrices metus condimentum lacinia. Etiam eros nunc, malesuada varius pharetra sit amet, feugiat in sem. Ut semper tristique nunc, eu eleifend orci ornare ac. Nulla ut mi et quam varius malesuada sed ut mauris. Nunc congue adipiscing dolor vel tincidunt. Aenean elit risus, pharetra eget feugiat a, vehicula ac elit.</text:span></text:span></text:p>
      <text:h text:style-name="P19" text:outline-level="3"><text:bookmark text:name="__RefHeading__3202_103755458"/><text:bookmark-start text:name="h.2et92p0"/><text:bookmark-start text:name="_Toc338917873"/><text:span text:style-name="Fonte_20_parág._20_padrão"><text:span text:style-name="T10">2.1.1 Subtópico</text:span></text:span><text:bookmark-end text:name="__RefHeading__3202_103755458"/><text:bookmark-end text:name="h.2et92p0"/><text:bookmark-end text:name="_Toc338917873"/></text:h>
      <text:p text:style-name="P10"><text:span text:style-name="Fonte_20_parág._20_padrão"><text:span text:style-name="T13"><text:tab/>Phasellus sit amet velit sapien, non accumsan massa. Nullam dolor libero, accumsan at mollis vitae, tempor vitae tortor. Fusce scelerisque dapibus felis quis accumsan. Vestibulum lorem felis, tincidunt nec eleifend eget, malesuada in lorem. Phasellus non faucibus purus. Curabitur sodales tortor tempor odio feugiat convallis. Vestibulum nulla augue, tempus nec feugiat ac, commodo non ipsum. Mauris convallis, dolor eget tincidunt porta, metus nibh tempus est, nec iaculis felis dui nec purus. Morbi in lectus libero. Pellentesque vitae felis quis elit placerat auctor vitae nec felis. Cum sociis natoque penatibus et magnis dis parturient montes, nascetur ridiculus mu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style:style>
    <style:style style:name="Contents_20_2" style:display-name="Contents 2" style:family="paragraph" style:parent-style-name="Normal" style:next-style-name="Normal" style:auto-update="true" style:class="index">
      <style:paragraph-properties fo:margin-left="0.353cm" fo:margin-right="0cm" fo:margin-top="0cm" fo:margin-bottom="0.176cm" fo:hyphenation-ladder-count="no-limit" fo:text-indent="0cm" style:auto-text-indent="false">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left="0.706cm" fo:margin-right="0cm" fo:margin-top="0cm" fo:margin-bottom="0.176cm" fo:hyphenation-ladder-count="no-limit" fo:text-indent="0cm" style:auto-text-indent="false">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25pt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4"><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TEMPL_TemplateDocumentos</text:span></text:span><text:bookmark-start text:name="id.gjdgxs1"/><text:span text:style-name="Fonte_20_parág._20_padrão"><text:span text:style-name="MT1"> </text:span></text:span><text:bookmark-end text:name="id.gjdgxs1"/><text:span text:style-name="Fonte_20_parág._20_padrão"><text:span text:style-name="MT1">Versão 0.1</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creation-date>2012-10-25T10:41:00Z</meta:creation-date>
    <dc:date>2012-10-25T21:44:17.69</dc:date>
    <meta:editing-cycles>3</meta:editing-cycles>
    <meta:editing-duration>PT8M</meta:editing-duration>
    <meta:document-statistic meta:table-count="2" meta:image-count="3" meta:object-count="0" meta:page-count="4" meta:paragraph-count="31" meta:word-count="383" meta:character-count="2599" meta:non-whitespace-character-count="2240"/>
    <meta:template xlink:type="simple" xlink:actuate="onRequest" xlink:title="" xlink:href="Normal.dotm"/>
  </office:meta>
</office:document-meta>
</file>